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460000311C00005271ABF76E881AAFE12C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3" svg:font-family="Calibri" style:font-family-generic="swiss"/>
    <style:font-face style:name="Liberation Sans2" svg:font-family="'Liberation Sans'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eX Gyre Termes Math" svg:font-family="'TeX Gyre Termes Math'" style:font-pitch="variable"/>
    <style:font-face style:name="TeXGyrePagella" svg:font-family="TeXGyrePagell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WenQuanYi Micro Hei1" svg:font-family="'WenQuanYi Micro Hei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34cm" fo:min-width="9.1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3.056cm"/>
    </style:style>
    <style:style style:name="gr3" style:family="graphic" style:parent-style-name="standard">
      <style:graphic-properties draw:stroke="none" draw:fill="none" fo:min-height="4.7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cm" fo:min-width="0cm"/>
    </style:style>
    <style:style style:name="gr5" style:family="graphic" style:parent-style-name="standard">
      <style:graphic-properties draw:stroke="none" draw:fill="none" fo:min-height="4.534cm"/>
    </style:style>
    <style:style style:name="gr6" style:family="graphic">
      <style:graphic-properties style:protect="size"/>
    </style:style>
    <style:style style:name="pr1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2.386cm" fo:padding-top="0.127cm" fo:padding-bottom="0.127cm" fo:padding-left="0.254cm" fo:padding-right="0.254cm" fo:wrap-option="wrap"/>
    </style:style>
    <style:style style:name="pr2" style:family="presentation" style:parent-style-name="Title_20_and_20_Conten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 style:font-independent-line-spacing="true"/>
      <style:text-properties fo:color="#333333" style:font-name="Liberation Sans3" fo:font-size="18pt"/>
    </style:style>
    <style:style style:name="P2" style:family="paragraph">
      <style:paragraph-properties fo:margin-top="0cm" fo:margin-bottom="0.152cm"/>
      <style:text-properties style:font-name="TeX Gyre Termes Math"/>
    </style:style>
    <style:style style:name="P3" style:family="paragraph">
      <style:text-properties style:font-name="TeX Gyre Termes Math"/>
    </style:style>
    <style:style style:name="P4" style:family="paragraph">
      <style:paragraph-properties fo:line-height="100%" fo:text-align="justify"/>
      <style:text-properties style:font-name="TeXGyrePagella" fo:font-size="14pt" style:font-size-asian="14pt" style:font-size-complex="14pt"/>
    </style:style>
    <style:style style:name="P5" style:family="paragraph">
      <loext:graphic-properties draw:fill="none" draw:fill-color="#ffffff"/>
      <style:paragraph-properties fo:margin-top="0cm" fo:margin-bottom="0.152cm"/>
      <style:text-properties fo:color="#333333" style:font-name="TeX Gyre Termes Math"/>
    </style:style>
    <style:style style:name="P6" style:family="paragraph">
      <style:text-properties fo:color="#666666" style:font-name="TeX Gyre Termes Math"/>
    </style:style>
    <style:style style:name="P7" style:family="paragraph">
      <loext:graphic-properties draw:fill="none" draw:fill-color="#ffffff"/>
      <style:text-properties fo:color="#666666" style:font-name="TeX Gyre Termes Math" fo:font-size="12pt" style:font-size-asian="12pt" style:font-size-complex="12pt"/>
    </style:style>
    <style:style style:name="P8" style:family="paragraph">
      <style:paragraph-properties fo:margin-top="0cm" fo:margin-bottom="0.152cm" fo:text-align="justify"/>
    </style:style>
    <style:style style:name="P9" style:family="paragraph">
      <style:paragraph-properties fo:text-align="justify"/>
    </style:style>
    <style:style style:name="P10" style:family="paragraph">
      <loext:graphic-properties draw:fill="none"/>
      <style:paragraph-properties fo:margin-top="0cm" fo:margin-bottom="0.152cm" fo:text-align="justify"/>
    </style:style>
    <style:style style:name="P11" style:family="paragraph">
      <style:paragraph-properties fo:margin-top="0cm" fo:margin-bottom="0.152cm" fo:text-align="justify"/>
      <style:text-properties fo:color="#333333"/>
    </style:style>
    <style:style style:name="P12" style:family="paragraph">
      <style:paragraph-properties fo:text-align="justify"/>
      <style:text-properties fo:color="#333333"/>
    </style:style>
    <style:style style:name="P13" style:family="paragraph">
      <loext:graphic-properties draw:fill="none" draw:fill-color="#ffffff"/>
      <style:paragraph-properties fo:margin-top="0cm" fo:margin-bottom="0.152cm" fo:text-align="justify"/>
      <style:text-properties fo:color="#333333"/>
    </style:style>
    <style:style style:name="P14" style:family="paragraph">
      <loext:graphic-properties draw:fill-color="#ffffff"/>
    </style:style>
    <style:style style:name="T1" style:family="text">
      <style:text-properties fo:color="#000000" style:font-name="TeXGyrePagella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2" style:family="text">
      <style:text-properties fo:color="#000000" style:font-name="TeXGyrePagella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0000" style:font-name="TeXGyrePagella" fo:font-size="16pt" style:font-size-asian="16pt" style:font-size-complex="16pt"/>
    </style:style>
    <style:style style:name="T4" style:family="text">
      <style:text-properties fo:color="#333333" style:font-name="TeXGyrePagella"/>
    </style:style>
    <style:style style:name="T5" style:family="text">
      <style:text-properties fo:color="#333333" style:font-name="TeX Gyre Termes Math" fo:font-size="14pt" style:font-size-asian="14pt" style:font-size-complex="14pt"/>
    </style:style>
    <style:style style:name="T6" style:family="text">
      <style:text-properties fo:color="#000000" style:font-name="TeX Gyre Termes Math" fo:font-size="14pt" style:font-size-asian="14pt" style:font-size-complex="14pt"/>
    </style:style>
    <style:style style:name="T7" style:family="text">
      <style:text-properties fo:color="#666666" style:font-name="TeX Gyre Termes Math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_20_and_20_Content" presentation:presentation-page-layout-name="AL1T11" presentation:use-date-time-name="dtd1">
        <office:forms form:automatic-focus="false" form:apply-design-mode="false"/>
        <draw:frame draw:name="Title 1" presentation:style-name="pr1" draw:text-style-name="P1" draw:layer="layout" svg:width="20.638cm" svg:height="2.38cm" svg:x="1.27cm" svg:y="0.922cm" presentation:class="title" presentation:user-transformed="true">
          <draw:text-box>
            <text:p><text:span text:style-name="T1">Master Thesis</text:span><text:span text:style-name="T1"><text:line-break/></text:span><text:span text:style-name="T2">Safety-critical control in </text:span><text:span text:style-name="T2">mixed criticality </text:span><text:span text:style-name="T2">embedded systems</text:span><text:span text:style-name="T2"><text:line-break/></text:span><text:span text:style-name="T3">Emil Hjelm</text:span></text:p>
          </draw:text-box>
        </draw:frame>
        <draw:frame draw:style-name="gr1" draw:text-style-name="P5" draw:layer="layout" svg:width="12.278cm" svg:height="5.284cm" svg:x="12.916cm" svg:y="7.003cm">
          <draw:text-box>
            <text:p text:style-name="P2"><text:span text:style-name="T4">Practical part</text:span></text:p>
            <text:list text:style-name="L2">
              <text:list-item>
                <text:p text:style-name="P3"><text:span text:style-name="T5">Implement control system on the Zynq-7000</text:span></text:p>
                <text:p text:style-name="P3"><text:span text:style-name="T5"/></text:p>
              </text:list-item>
              <text:list-item>
                <text:p text:style-name="P3"><text:span text:style-name="T5">Measure CPU utilization, missed deadlines, </text:span></text:p>
                <text:p text:style-name="P3"><text:span text:style-name="T5">effects of different scheduling methods.</text:span></text:p>
                <text:p text:style-name="P3"><text:span text:style-name="T5"/></text:p>
              </text:list-item>
              <text:list-item>
                <text:p text:style-name="P4"><text:span text:style-name="T5">Measure control algorithm performance</text:span></text:p>
                <text:p text:style-name="P4"><text:span text:style-name="T6"/></text:p>
              </text:list-item>
              <text:list-item>
                <text:p text:style-name="P3"><text:span text:style-name="T6">Measure effect of different process scheduling methods.</text:span></text:p>
              </text:list-item>
            </text:list>
          </draw:text-box>
        </draw:frame>
        <draw:frame draw:style-name="gr2" draw:text-style-name="P7" draw:layer="layout" svg:width="5.252cm" svg:height="1.588cm" svg:x="20.148cm" svg:y="12.7cm">
          <draw:text-box>
            <text:p text:style-name="P6"><text:span text:style-name="T7">Supervisors: </text:span></text:p>
            <text:p text:style-name="P6"><text:span text:style-name="T7">Detlef Scholle</text:span><text:span text:style-name="T7"><text:tab/></text:span><text:span text:style-name="T7"><text:tab/></text:span><text:span text:style-name="T7">Alten</text:span></text:p>
            <text:p text:style-name="P6"><text:span text:style-name="T7">TBD</text:span><text:span text:style-name="T7"><text:tab/></text:span><text:span text:style-name="T7"><text:tab/></text:span><text:span text:style-name="T7"><text:tab/></text:span><text:span text:style-name="T7">KTH</text:span></text:p>
          </draw:text-box>
        </draw:frame>
        <draw:frame draw:style-name="gr3" draw:text-style-name="P10" draw:layer="layout" svg:width="10.414cm" svg:height="5.784cm" svg:x="1.27cm" svg:y="3.219cm">
          <draw:text-box>
            <text:p text:style-name="P8"><text:span text:style-name="T4">Project background</text:span></text:p>
            <text:list text:style-name="L2">
              <text:list-item>
                <text:p text:style-name="P9"><text:span text:style-name="T5">Today: Automotive systems have </text:span><text:span text:style-name="T5">dedicated ECUs for each </text:span><text:span text:style-name="T5">application. → <text:s/>Expensive and </text:span><text:span text:style-name="T5">inefficient</text:span></text:p>
                <text:p text:style-name="P9"><text:span text:style-name="T5"/></text:p>
              </text:list-item>
              <text:list-item>
                <text:p text:style-name="P9"><text:span text:style-name="T5">Vision: Mixed Criticality </text:span><text:span text:style-name="T5">Systems combining multiple </text:span><text:span text:style-name="T5">tasks of different criticality.</text:span></text:p>
                <text:p text:style-name="P9"><text:span text:style-name="T5"/></text:p>
              </text:list-item>
              <text:list-item>
                <text:p text:style-name="P9"><text:span text:style-name="T5">Problem: Need to ensure </text:span><text:span text:style-name="T5">isolation between safety-ciritical </text:span><text:span text:style-name="T5">and non-critical tasks.</text:span></text:p>
              </text:list-item>
            </text:list>
          </draw:text-box>
        </draw:frame>
        <draw:frame draw:style-name="gr4" draw:text-style-name="P13" draw:layer="layout" svg:width="11.43cm" svg:height="3.65cm" svg:x="12.916cm" svg:y="3.208cm">
          <draw:text-box>
            <text:p text:style-name="P11"><text:span text:style-name="T4">Project description</text:span></text:p>
            <text:p text:style-name="P12"><text:span text:style-name="T5">Implement a safety-critical control system on the </text:span><text:span text:style-name="T5">Zynq-7000 and determine the performance of </text:span><text:span text:style-name="T5">controller during heavy non-critical </text:span><text:span text:style-name="T5">computational load versus no non-critical </text:span><text:span text:style-name="T5">computational load. </text:span></text:p>
          </draw:text-box>
        </draw:frame>
        <draw:frame draw:style-name="gr5" draw:text-style-name="P10" draw:layer="layout" svg:width="10.414cm" svg:height="4.784cm" svg:x="1.27cm" svg:y="9.144cm">
          <draw:text-box>
            <text:p text:style-name="P8"><text:span text:style-name="T4">Theoretical part</text:span></text:p>
            <text:list text:style-name="L2">
              <text:list-item>
                <text:p text:style-name="P9"><text:span text:style-name="T5">Literature study of </text:span><text:span text:style-name="T5">mixed criticality </text:span><text:span text:style-name="T5">systems</text:span></text:p>
                <text:p text:style-name="P9"><text:span text:style-name="T5"/></text:p>
              </text:list-item>
              <text:list-item>
                <text:p text:style-name="P9"><text:span text:style-name="T5">Study of current </text:span><text:span text:style-name="T5">system (Zynq-</text:span><text:span text:style-name="T5">7000)</text:span></text:p>
                <text:p text:style-name="P9"><text:span text:style-name="T5"/></text:p>
              </text:list-item>
              <text:list-item>
                <text:p text:style-name="P9"><text:span text:style-name="T5">Study on </text:span><text:span text:style-name="T5">previously used </text:span><text:span text:style-name="T5">algorithms for </text:span><text:span text:style-name="T5">processor </text:span><text:span text:style-name="T5">scheduling for </text:span><text:span text:style-name="T5">mixed criticality </text:span><text:span text:style-name="T5">systems.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3" svg:font-family="Calibri" style:font-family-generic="swiss"/>
    <style:font-face style:name="Liberation Sans2" svg:font-family="'Liberation Sans'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eX Gyre Termes Math" svg:font-family="'TeX Gyre Termes Math'" style:font-pitch="variable"/>
    <style:font-face style:name="TeXGyrePagella" svg:font-family="TeXGyrePagell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WenQuanYi Micro Hei1" svg:font-family="'WenQuanYi Micro Hei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00aae7" draw:end-color="#84cef2" draw:start-intensity="100%" draw:end-intensity="100%" draw:angle="18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4d4d4f" style:text-outline="false" style:text-line-through-style="none" style:text-line-through-typ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/>
      <style:text-properties fo:color="#4d4d4f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/>
      <style:text-properties fo:color="#4d4d4f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/>
      <style:text-properties fo:color="#4d4d4f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gradient" draw:fill-gradient-name="Gradient_20_7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2.386cm" fo:padding-top="0.127cm" fo:padding-bottom="0.127cm" fo:padding-left="0.254cm" fo:padding-right="0.254cm" fo:wrap-option="wrap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8.287cm" fo:padding-top="0.125cm" fo:padding-bottom="0.125cm" fo:padding-left="0.25cm" fo:padding-right="0.25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d4d4f" style:text-line-through-style="none" style:text-line-through-typ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4d4d4f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4d4d4f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4d4d4f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4d4d4f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and_20_Content" style:display-name="Title and Content" style:page-layout-name="PM1" draw:style-name="Mdp1">
      <draw:custom-shape draw:name="Rectangle 9" draw:style-name="Mgr3" draw:text-style-name="MP5" draw:layer="backgroundobjects" svg:width="1.743cm" svg:height="2.575cm" svg:x="22.93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4" draw:text-style-name="MP6" draw:layer="backgroundobjects" svg:width="1.253cm" svg:height="2.103cm" svg:x="23.175cm" svg:y="0.236cm">
        <draw:image xlink:href="Pictures/200000460000311C00005271ABF76E881AAFE12C.wmf" xlink:type="simple" xlink:show="embed" xlink:actuate="onLoad">
          <text:p/>
        </draw:image>
      </draw:frame>
      <draw:frame draw:name="Title 1" presentation:style-name="Mpr1" draw:text-style-name="MP8" draw:layer="backgroundobjects" svg:width="20.638cm" svg:height="2.38cm" svg:x="1.27cm" svg:y="0.572cm" presentation:class="title" presentation:user-transformed="true">
        <draw:text-box>
          <text:p text:style-name="MP7"><text:span text:style-name="MT2">Click to edit </text:span><text:span text:style-name="MT2">the title text </text:span><text:span text:style-name="MT2">formatClick to </text:span><text:span text:style-name="MT2">edit Master </text:span><text:span text:style-name="MT2">title style</text:span></text:p>
        </draw:text-box>
      </draw:frame>
      <draw:frame draw:name="Content Placeholder 2" presentation:style-name="Mpr2" draw:text-style-name="MP8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10"><text:span text:style-name="MT3">Seventh Outline LevelClick to edit Master text styles</text:span></text:p>
                                      <text:list>
                                        <text:list-item>
                                          <text:p text:style-name="MP10"><text:span text:style-name="MT4">Second level</text:span></text:p>
                                          <text:list>
                                            <text:list-item>
                                              <text:p text:style-name="MP10"><text:span text:style-name="MT5">Third level</text:span></text:p>
                                              <text:list>
                                                <text:list-item>
                                                  <text:p text:style-name="MP10"><text:span text:style-name="MT6">Fourth level</text:span></text:p>
                                                </text:list-item>
                                                <text:list-item>
                                                  <text:p text:style-name="MP10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2" draw:layer="backgroundobjects" svg:width="0.001cm" svg:height="0.001cm" svg:x="0cm" svg:y="0cm" presentation:class="date-time">
        <draw:text-box>
          <text:p text:style-name="MP11"><text:span text:style-name="MT7"><text:date style:data-style-name="D1" text:date-value="2017-01-26">1/26/17</text:date></text:span></text:p>
        </draw:text-box>
      </draw:frame>
      <draw:frame draw:name="Footer Placeholder 4" presentation:style-name="Mpr3" draw:text-style-name="MP12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3" draw:text-style-name="MP12" draw:layer="backgroundobjects" svg:width="0.001cm" svg:height="0.001cm" svg:x="0cm" svg:y="0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xjobbare 2</meta:initial-creator>
    <meta:creation-date>2014-02-10T10:00:07</meta:creation-date>
    <dc:date>2017-01-26T17:35:34.638115883</dc:date>
    <meta:editing-duration>PT4H30M43S</meta:editing-duration>
    <meta:editing-cycles>31</meta:editing-cycles>
    <meta:generator>LibreOffice/5.1.4.2$Linux_X86_64 LibreOffice_project/10m0$Build-2</meta:generator>
    <meta:printed-by>Exjobbare 2</meta:printed-by>
    <meta:print-date>2014-02-11T09:59:54</meta:print-date>
    <meta:document-statistic meta:object-count="31"/>
  </office:meta>
</office:document-meta>
</file>